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015" officeooo:paragraph-rsid="000b20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7:25:19.752952733</meta:creation-date>
    <dc:date>2019-11-20T17:25:50.718887923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2.7.2$Linux_X86_64 LibreOffice_project/20m0$Build-2</meta:generator>
  </office:meta>
</office:document-meta>
</file>